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7042in" table:align="left" style:writing-mode="lr-tb"/>
    </style:style>
    <style:style style:name="Tabela1.A" style:family="table-column">
      <style:table-column-properties style:column-width="1.6757in"/>
    </style:style>
    <style:style style:name="Tabela1.B" style:family="table-column">
      <style:table-column-properties style:column-width="1.3806in"/>
    </style:style>
    <style:style style:name="Tabela1.C" style:family="table-column">
      <style:table-column-properties style:column-width="1.2806in"/>
    </style:style>
    <style:style style:name="Tabela1.D" style:family="table-column">
      <style:table-column-properties style:column-width="2.3674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transparent" fo:padding-left="0.0486in" fo:padding-right="0.0486in" fo:padding-top="0in" fo:padding-bottom="0in" fo:border="none" style:writing-mode="lr-tb">
        <style:background-image/>
      </style:table-cell-properties>
    </style:style>
    <style:style style:name="Tabela1.2" style:family="table-row">
      <style:table-row-properties style:min-row-height="0.2493in" style:keep-together="true" fo:keep-together="auto"/>
    </style:style>
    <style:style style:name="Tabela1.A2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1.3" style:family="table-row">
      <style:table-row-properties style:min-row-height="0.2889in" style:keep-together="true" fo:keep-together="auto"/>
    </style:style>
    <style:style style:name="Tabela1.A3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1.5" style:family="table-row">
      <style:table-row-properties style:min-row-height="0.1667in" style:keep-together="true" fo:keep-together="auto"/>
    </style:style>
    <style:style style:name="Tabela1.A5" style:family="table-cell">
      <style:table-cell-properties style:vertical-align="middle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1.D5" style:family="table-cell">
      <style:table-cell-properties style:vertical-align="middle" fo:padding-left="0.0486in" fo:padding-right="0.0486in" fo:padding-top="0in" fo:padding-bottom="0in" fo:border="0.0069in solid #000000" style:writing-mode="lr-tb"/>
    </style:style>
    <style:style style:name="Tabela1.6" style:family="table-row">
      <style:table-row-properties style:min-row-height="0.2333in" style:keep-together="true" fo:keep-together="auto"/>
    </style:style>
    <style:style style:name="Tabela1.7" style:family="table-row">
      <style:table-row-properties style:min-row-height="0.2236in" style:keep-together="true" fo:keep-together="auto"/>
    </style:style>
    <style:style style:name="Tabela1.8" style:family="table-row">
      <style:table-row-properties style:min-row-height="0.1708in" style:keep-together="true" fo:keep-together="auto"/>
    </style:style>
    <style:style style:name="Tabela1.A8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1.9" style:family="table-row">
      <style:table-row-properties style:min-row-height="0.1771in" style:keep-together="true" fo:keep-together="auto"/>
    </style:style>
    <style:style style:name="Tabela1.A9" style:family="table-cell">
      <style:table-cell-properties style:vertical-align="bottom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1.D9" style:family="table-cell">
      <style:table-cell-properties style:vertical-align="bottom" fo:padding-left="0.0486in" fo:padding-right="0.0486in" fo:padding-top="0in" fo:padding-bottom="0in" fo:border="0.0069in solid #000000" style:writing-mode="lr-tb"/>
    </style:style>
    <style:style style:name="Tabela1.10" style:family="table-row">
      <style:table-row-properties style:min-row-height="0.016in" style:keep-together="true" fo:keep-together="auto"/>
    </style:style>
    <style:style style:name="Tabela1.14" style:family="table-row">
      <style:table-row-properties style:min-row-height="1.2972in" style:keep-together="true" fo:keep-together="auto"/>
    </style:style>
    <style:style style:name="Tabela2" style:family="table">
      <style:table-properties style:width="6.359in" fo:margin-left="-0.0785in" table:align="left" style:writing-mode="lr-tb"/>
    </style:style>
    <style:style style:name="Tabela2.A" style:family="table-column">
      <style:table-column-properties style:column-width="6.359in"/>
    </style:style>
    <style:style style:name="Tabela2.1" style:family="table-row">
      <style:table-row-properties style:min-row-height="8.4729in"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" style:family="table">
      <style:table-properties style:width="5.6097in" table:align="margins" style:writing-mode="lr-tb"/>
    </style:style>
    <style:style style:name="Tabela3.A" style:family="table-column">
      <style:table-column-properties style:column-width="0.2993in" style:rel-column-width="3496*"/>
    </style:style>
    <style:style style:name="Tabela3.B" style:family="table-column">
      <style:table-column-properties style:column-width="0.5903in" style:rel-column-width="6895*"/>
    </style:style>
    <style:style style:name="Tabela3.C" style:family="table-column">
      <style:table-column-properties style:column-width="4.7201in" style:rel-column-width="55144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3" style:family="paragraph" style:parent-style-name="Header">
      <style:text-properties fo:font-size="9pt" fo:language="zxx" fo:country="none" style:font-size-asian="9pt" style:language-asian="zxx" style:country-asian="none"/>
    </style:style>
    <style:style style:name="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5" style:family="paragraph" style:parent-style-name="Header">
      <style:paragraph-properties>
        <style:tab-stops/>
      </style:paragraph-properties>
    </style:style>
    <style:style style:name="P6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0.6181in"/>
        </style:tab-stops>
      </style:paragraph-properties>
    </style:style>
    <style:style style:name="P10" style:family="paragraph" style:parent-style-name="Standard">
      <style:paragraph-properties fo:margin-top="0.0835in" fo:margin-bottom="0.0835in"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top="0.0835in" fo:margin-bottom="0.0835in">
        <style:tab-stops>
          <style:tab-stop style:position="0.7846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top="0.0835in" fo:margin-bottom="0.0835in">
        <style:tab-stops>
          <style:tab-stop style:position="0.6181in"/>
        </style:tab-stops>
      </style:paragraph-properties>
    </style:style>
    <style:style style:name="P14" style:family="paragraph" style:parent-style-name="Text_20_body">
      <style:paragraph-properties fo:margin-top="0.0835in" fo:margin-bottom="0.0835in"/>
      <style:text-properties style:font-name="Arial" fo:font-size="10pt" fo:language="pt" fo:country="BR" style:font-size-asian="10pt" style:font-name-complex="Arial"/>
    </style:style>
    <style:style style:name="P15" style:family="paragraph" style:parent-style-name="Standard">
      <style:paragraph-properties fo:margin-left="0.5429in" fo:margin-right="0in" fo:margin-top="0.0417in" fo:margin-bottom="0.0417in" fo:text-indent="0in" style:auto-text-indent="false"/>
      <style:text-properties style:font-name="Arial" fo:font-size="10pt" fo:language="es" fo:country="ES" style:font-size-asian="10pt" style:font-name-complex="Arial" style:font-size-complex="10pt"/>
    </style:style>
    <style:style style:name="P16" style:family="paragraph" style:parent-style-name="Standard">
      <style:paragraph-properties fo:margin-left="0.5in" fo:margin-right="0in" fo:margin-top="0.0417in" fo:margin-bottom="0.0417in" fo:text-indent="0in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left="0.5in" fo:margin-right="0in" fo:margin-top="0.0417in" fo:margin-bottom="0.0417in" fo:text-indent="0in" style:auto-text-indent="false"/>
      <style:text-properties style:font-name="Arial" fo:font-size="10pt" fo:language="es" fo:country="ES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.1972in" fo:margin-top="0.0835in" fo:margin-bottom="0.0835in" fo:text-align="justify" style:justify-single-word="false" fo:text-indent="0in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.3937in" fo:margin-right="0.1972in" fo:text-align="justify" style:justify-single-word="false" fo:text-indent="0in" style:auto-text-indent="false"/>
      <style:text-properties style:font-name="Verdana" fo:font-size="10pt" fo:background-color="#ffff00" style:font-size-asian="10pt" style:font-size-complex="10pt"/>
    </style:style>
    <style:style style:name="P20" style:family="paragraph" style:parent-style-name="Standard">
      <style:paragraph-properties fo:margin-left="0in" fo:margin-right="0.0236in" fo:margin-top="0.0835in" fo:margin-bottom="0.0835in" fo:text-align="center" style:justify-single-word="false" fo:text-indent="0in" style:auto-text-indent="false" style:snap-to-layout-grid="false">
        <style:tab-stops>
          <style:tab-stop style:position="0.41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3335in" style:auto-text-indent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Corpo_20_de_20_texto_20_3">
      <style:paragraph-properties fo:margin-left="0.25in" fo:margin-right="0in" fo:text-align="justify" style:justify-single-word="false" fo:text-indent="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3" style:family="paragraph" style:parent-style-name="Corpo_20_de_20_texto_20_3">
      <style:paragraph-properties fo:margin-left="0.25in" fo:margin-right="0in" fo:text-align="justify" style:justify-single-word="false" fo:text-indent="0.25in" style:auto-text-indent="false"/>
      <style:text-properties style:font-name="Verdana" fo:font-size="10pt" fo:language="pt" fo:country="BR" style:font-size-asian="10pt" style:font-size-complex="10pt"/>
    </style:style>
    <style:style style:name="P24" style:family="paragraph" style:parent-style-name="Standard" style:list-style-name="WW8Num9">
      <style:paragraph-properties fo:margin-left="0.4957in" fo:margin-right="0in" fo:margin-top="0in" fo:margin-bottom="0.0835in" fo:text-indent="-0.248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 style:list-style-name="WW8Num9">
      <style:paragraph-properties fo:margin-left="0.5in" fo:margin-right="0in" fo:text-indent="-0.25in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 style:list-style-name="WW8Num23">
      <style:paragraph-properties fo:margin-left="0.5in" fo:margin-right="0in" fo:text-indent="-0.25in" style:auto-text-indent="false">
        <style:tab-stops>
          <style:tab-stop style:position="0.5425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 style:list-style-name="WW8Num3">
      <style:paragraph-properties fo:margin-left="0.5in" fo:margin-right="0in" fo:margin-top="0.0835in" fo:margin-bottom="0.0835in" fo:text-indent="-0.25in" style:auto-text-indent="false">
        <style:tab-stops>
          <style:tab-stop style:position="0.5in"/>
        </style:tab-stops>
      </style:paragraph-properties>
      <style:text-properties style:font-name="Arial" fo:font-size="10pt" fo:language="es" fo:country="ES" style:font-size-asian="10pt" style:font-name-complex="Arial" style:font-size-complex="10pt"/>
    </style:style>
    <style:style style:name="P28" style:family="paragraph" style:parent-style-name="Standard" style:list-style-name="WW8Num23">
      <style:paragraph-properties fo:margin-left="1.0429in" fo:margin-right="0in" fo:margin-top="0.0835in" fo:margin-bottom="0.0835in" fo:text-indent="-0.5in" style:auto-text-indent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 style:list-style-name="WW8Num23">
      <style:paragraph-properties fo:margin-left="1.0425in" fo:margin-right="0in" fo:margin-top="0.0835in" fo:margin-bottom="0.0835in" fo:text-indent="-0.5in" style:auto-text-indent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Heading_20_1">
      <style:paragraph-properties style:snap-to-layout-grid="false"/>
      <style:text-properties fo:font-variant="small-caps" style:font-name="Verdana" fo:font-size="3pt" fo:font-weight="bold" style:font-size-asian="3pt" style:font-weight-asian="bold" style:font-name-complex="Tahoma"/>
    </style:style>
    <style:style style:name="P31" style:family="paragraph" style:parent-style-name="Heading_20_1">
      <style:paragraph-properties fo:margin-top="0.0835in" fo:margin-bottom="0.0835in" fo:text-align="center" style:justify-single-word="false" style:snap-to-layout-grid="false"/>
      <style:text-properties style:font-name="Verdana"/>
    </style:style>
    <style:style style:name="P32" style:family="paragraph" style:parent-style-name="Heading_20_1">
      <style:paragraph-properties fo:margin-top="0in" fo:margin-bottom="0in"/>
      <style:text-properties fo:font-size="12pt" style:font-size-asian="12pt" style:font-size-complex="12pt"/>
    </style:style>
    <style:style style:name="P33" style:family="paragraph" style:parent-style-name="Heading_20_2">
      <style:paragraph-properties fo:text-align="justify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34" style:family="paragraph" style:parent-style-name="Heading_20_2">
      <style:paragraph-properties fo:margin-top="0.0835in" fo:margin-bottom="0.0835in" style:snap-to-layout-grid="false"/>
      <style:text-properties fo:font-size="12pt" fo:font-style="normal" style:font-size-asian="12pt" style:font-style-asian="normal" style:font-size-complex="12pt"/>
    </style:style>
    <style:style style:name="P35" style:family="paragraph" style:parent-style-name="Heading_20_2">
      <style:paragraph-properties fo:margin-top="0.0835in" fo:margin-bottom="0.0835in" fo:text-align="center" style:justify-single-word="false" style:snap-to-layout-grid="false"/>
      <style:text-properties fo:font-size="12pt" fo:font-style="normal" style:font-size-asian="12pt" style:font-style-asian="normal" style:font-size-complex="12pt"/>
    </style:style>
    <style:style style:name="P36" style:family="paragraph" style:parent-style-name="Heading_20_2">
      <style:paragraph-properties fo:margin-top="0.0835in" fo:margin-bottom="0.0835in"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37" style:family="paragraph" style:parent-style-name="Heading_20_2">
      <style:paragraph-properties fo:margin-top="0.0835in" fo:margin-bottom="0.0835in" fo:text-align="center" style:justify-single-word="false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38" style:family="paragraph" style:parent-style-name="Heading_20_2">
      <style:paragraph-properties fo:margin-top="0.0835in" fo:margin-bottom="0.0835in" style:snap-to-layout-grid="false"/>
      <style:text-properties fo:font-size="10pt" fo:font-style="normal" fo:font-weight="normal" style:font-size-asian="10pt" style:font-style-asian="normal" style:font-weight-asian="normal" style:font-size-complex="10pt"/>
    </style:style>
    <style:style style:name="P39" style:family="paragraph" style:parent-style-name="Heading_20_2">
      <style:paragraph-properties fo:margin-top="0.0835in" fo:margin-bottom="0.0835in" style:snap-to-layout-grid="false"/>
    </style:style>
    <style:style style:name="P40" style:family="paragraph" style:parent-style-name="Heading_20_2">
      <style:paragraph-properties fo:margin-top="0.1665in" fo:margin-bottom="0in" fo:text-align="justify" style:justify-single-word="false"/>
      <style:text-properties fo:font-size="12pt" fo:font-style="normal" style:font-size-asian="12pt" style:font-style-asian="normal" style:font-size-complex="12pt"/>
    </style:style>
    <style:style style:name="P41" style:family="paragraph">
      <style:paragraph-properties style:writing-mode="lr-tb"/>
    </style:style>
    <style:style style:name="T1" style:family="text">
      <style:text-properties fo:font-size="8pt" fo:language="zxx" fo:country="none" style:font-size-asian="8pt" style:language-asian="zxx" style:country-asian="none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normal" fo:font-weight="normal" style:font-size-asian="8pt" style:font-style-asian="normal" style:font-weight-asian="normal" style:font-size-complex="8pt"/>
    </style:style>
    <style:style style:name="T4" style:family="text">
      <style:text-properties fo:font-size="9pt" fo:language="zxx" fo:country="none" style:font-size-asian="9pt" style:language-asian="zxx" style:country-asian="none" style:font-size-complex="8pt"/>
    </style:style>
    <style:style style:name="T5" style:family="text">
      <style:text-properties fo:font-size="9pt" style:font-size-asian="9pt"/>
    </style:style>
    <style:style style:name="T6" style:family="text">
      <style:text-properties fo:font-size="10pt" fo:font-style="normal" style:font-size-asian="10pt" style:font-style-asian="normal" style:font-size-complex="10pt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/>
    </style:style>
    <style:style style:name="T8" style:family="text">
      <style:text-properties fo:font-size="12pt" fo:font-style="normal" style:font-size-asian="12pt" style:font-style-asian="normal" style:font-size-complex="12pt"/>
    </style:style>
    <style:style style:name="fr1" style:family="graphic" style:parent-style-name="Frame">
      <style:graphic-properties fo:margin-left="0.3209in" fo:margin-right="0in"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ela1.1">
              <table:table-cell table:style-name="Tabela1.A1" table:number-columns-spanned="4" office:value-type="string">
                <text:h text:style-name="P31" text:outline-level="1">Ata de Reunião</text:h>
              </table:table-cell>
              <table:covered-table-cell/>
              <table:covered-table-cell/>
              <table:covered-table-cell/>
            </table:table-row>
            <table:table-row table:style-name="Tabela1.2">
              <table:table-cell table:style-name="Tabela1.A2" table:number-columns-spanned="4" office:value-type="string">
                <text:h text:style-name="P30" text:outline-level="1"/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34" text:outline-level="2">Projeto </text:h>
                <text:p text:style-name="P14">Nome do Projeto</text:p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table:number-columns-spanned="4" office:value-type="string">
                <text:h text:style-name="P34" text:outline-level="2">Cliente </text:h>
                <text:p text:style-name="P14">Nome da Coordenação – Sigla da Coordenação (Sigla da Superintendência)</text:p>
              </table:table-cell>
              <table:covered-table-cell/>
              <table:covered-table-cell/>
              <table:covered-table-cell/>
            </table:table-row>
            <table:table-row table:style-name="Tabela1.5">
              <table:table-cell table:style-name="Tabela1.A5" table:number-rows-spanned="3" office:value-type="string">
                <text:h text:style-name="P34" text:outline-level="2">Data</text:h>
                <text:h text:style-name="P36" text:outline-level="2">99/99/9999</text:h>
              </table:table-cell>
              <table:table-cell table:style-name="Tabela1.A5" table:number-columns-spanned="2" office:value-type="string">
                <text:h text:style-name="P35" text:outline-level="2">Hora</text:h>
              </table:table-cell>
              <table:covered-table-cell/>
              <table:table-cell table:style-name="Tabela1.D5" table:number-rows-spanned="3" office:value-type="string">
                <text:h text:style-name="P34" text:outline-level="2">Local</text:h>
                <text:h text:style-name="P36" text:outline-level="2">Sala 999</text:h>
              </table:table-cell>
            </table:table-row>
            <table:table-row table:style-name="Tabela1.6">
              <table:covered-table-cell/>
              <table:table-cell table:style-name="Tabela1.A5" office:value-type="string">
                <text:h text:style-name="P35" text:outline-level="2">Início</text:h>
              </table:table-cell>
              <table:table-cell table:style-name="Tabela1.A5" office:value-type="string">
                <text:h text:style-name="P35" text:outline-level="2">Fim</text:h>
              </table:table-cell>
              <table:covered-table-cell/>
            </table:table-row>
            <table:table-row table:style-name="Tabela1.7">
              <table:covered-table-cell/>
              <table:table-cell table:style-name="Tabela1.A5" office:value-type="string">
                <text:h text:style-name="P37" text:outline-level="2">99:99</text:h>
              </table:table-cell>
              <table:table-cell table:style-name="Tabela1.A5" office:value-type="string">
                <text:h text:style-name="P37" text:outline-level="2">99:99</text:h>
              </table:table-cell>
              <table:covered-table-cell/>
            </table:table-row>
          </table:table-header-rows>
          <table:table-row table:style-name="Tabela1.8">
            <table:table-cell table:style-name="Tabela1.A8" table:number-columns-spanned="2" office:value-type="string">
              <text:h text:style-name="P35" text:outline-level="2">Participante</text:h>
            </table:table-cell>
            <table:covered-table-cell/>
            <table:table-cell table:style-name="Tabela1.A8" office:value-type="string">
              <text:h text:style-name="P35" text:outline-level="2">Área</text:h>
            </table:table-cell>
            <table:table-cell table:style-name="Tabela1.A3" office:value-type="string">
              <text:h text:style-name="P35" text:outline-level="2">Assinatura</text:h>
            </table:table-cell>
          </table:table-row>
          <table:table-row table:style-name="Tabela1.9">
            <table:table-cell table:style-name="Tabela1.A9" table:number-columns-spanned="2" office:value-type="string">
              <text:p text:style-name="P10">xxxxxxxxxxx</text:p>
            </table:table-cell>
            <table:covered-table-cell/>
            <table:table-cell table:style-name="Tabela1.A9" office:value-type="string">
              <text:p text:style-name="P10">xx</text:p>
            </table:table-cell>
            <table:table-cell table:style-name="Tabela1.D9" office:value-type="string">
              <text:h text:style-name="P38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10">xxxxxxxxxxx</text:p>
            </table:table-cell>
            <table:covered-table-cell/>
            <table:table-cell table:style-name="Tabela1.A9" office:value-type="string">
              <text:p text:style-name="P10">xx</text:p>
            </table:table-cell>
            <table:table-cell table:style-name="Tabela1.D9" office:value-type="string">
              <text:h text:style-name="P38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10">xxxxxxxxxxx</text:p>
            </table:table-cell>
            <table:covered-table-cell/>
            <table:table-cell table:style-name="Tabela1.A9" office:value-type="string">
              <text:p text:style-name="P10">xx</text:p>
            </table:table-cell>
            <table:table-cell table:style-name="Tabela1.D9" office:value-type="string">
              <text:h text:style-name="P38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10">xxxxxxxxxxx</text:p>
            </table:table-cell>
            <table:covered-table-cell/>
            <table:table-cell table:style-name="Tabela1.A9" office:value-type="string">
              <text:p text:style-name="P10">xx</text:p>
            </table:table-cell>
            <table:table-cell table:style-name="Tabela1.D9" office:value-type="string">
              <text:h text:style-name="P38" text:outline-level="2"/>
            </table:table-cell>
          </table:table-row>
          <table:table-row table:style-name="Tabela1.10">
            <table:table-cell table:style-name="Tabela1.A9" table:number-columns-spanned="2" office:value-type="string">
              <text:p text:style-name="P10">xxxxxxxxxxx</text:p>
            </table:table-cell>
            <table:covered-table-cell/>
            <table:table-cell table:style-name="Tabela1.A9" office:value-type="string">
              <text:p text:style-name="P10">xx</text:p>
            </table:table-cell>
            <table:table-cell table:style-name="Tabela1.D9" office:value-type="string">
              <text:h text:style-name="P38" text:outline-level="2"/>
            </table:table-cell>
          </table:table-row>
          <table:table-row table:style-name="Tabela1.14">
            <table:table-cell table:style-name="Tabela1.A3" table:number-columns-spanned="4" office:value-type="string">
              <text:h text:style-name="P39" text:outline-level="2"><text:span text:style-name="T8">Resumo</text:span><text:span text:style-name="T6">:</text:span><text:span text:style-name="T7"> &lt;</text:span><text:span text:style-name="T3">Pôr os tópicos que foram abordados na reunião. Os mesmo listados no item “Objetivos”</text:span><text:span text:style-name="T7">&gt;.</text:span></text:h>
              <text:p text:style-name="P11"><text:s text:c="20"/>- Xxxxxxxxxxxxxxxxxxxxxxxxxxxx.</text:p>
              <text:p text:style-name="P11"><text:s text:c="20"/>- Xxxxxxxxxxxxxxxxxxxxxxxxxxxx.</text:p>
              <text:p text:style-name="P11"><text:s text:c="20"/>- Xxxxxxxxxxxxxxxxxxxxxxxxxxxx.</text:p>
              <text:p text:style-name="P9"/>
            </table:table-cell>
            <table:covered-table-cell/>
            <table:covered-table-cell/>
            <table:covered-table-cell/>
          </table:table-row>
        </table:table>
        <text:h text:style-name="P32" text:outline-level="1"/>
        <text:h text:style-name="P32" text:outline-level="1"/>
        <text:p text:style-name="P13"/>
        <text:p text:style-name="Standard"/>
        <table:table table:name="Tabela2" table:style-name="Tabela2">
          <table:table-column table:style-name="Tabela2.A"/>
          <text:soft-page-break/>
          <table:table-row table:style-name="Tabela2.1">
            <table:table-cell table:style-name="Tabela2.A1" office:value-type="string">
              <text:h text:style-name="P33" text:outline-level="2">Objetivo(s): </text:h>
              <text:p text:style-name="P8"/>
              <text:list xml:id="list28387818" text:style-name="WW8Num9">
                <text:list-item>
                  <text:p text:style-name="P24">xxxxxxxxxxx.</text:p>
                </text:list-item>
                <text:list-item>
                  <text:p text:style-name="P25">xxxxxxxxxxx.</text:p>
                </text:list-item>
              </text:list>
              <text:p text:style-name="P8"/>
              <text:h text:style-name="P40" text:outline-level="2">Tópicos Abordados: </text:h>
              <text:p text:style-name="P8"/>
              <text:list xml:id="list28391322" text:style-name="WW8Num23">
                <text:list-item>
                  <text:p text:style-name="P26">Xxxxxxxxxxxxxxxxxxxxxxxxxxxx:</text:p>
                  <text:list>
                    <text:list-item>
                      <text:p text:style-name="P28">xxxxxxxxxxxxxxxxxxxxxxxxx.</text:p>
                    </text:list-item>
                    <text:list-item>
                      <text:p text:style-name="P29">xxxxxxxxxxxxxxxxxxxxxxxxx.</text:p>
                    </text:list-item>
                    <text:list-item>
                      <text:p text:style-name="P29">xxxxxxxxxxxxxxxxxxxxxxxxx.</text:p>
                    </text:list-item>
                  </text:list>
                </text:list-item>
              </text:list>
              <text:p text:style-name="P8"/>
              <text:list xml:id="list28385869" text:continue-numbering="true" text:style-name="WW8Num23">
                <text:list-item>
                  <text:p text:style-name="P26">Xxxxxxxxxxxxxxxxxxxxxxxxxxxx:</text:p>
                  <text:list>
                    <text:list-item>
                      <text:p text:style-name="P28">xxxxxxxxxxxxxxxxxxxxxxxxx.</text:p>
                    </text:list-item>
                    <text:list-item>
                      <text:p text:style-name="P28">xxxxxxxxxxxxxxxxxxxxxxxxx.</text:p>
                    </text:list-item>
                  </text:list>
                </text:list-item>
              </text:list>
              <text:p text:style-name="P8"/>
              <text:h text:style-name="P40" text:outline-level="2">Próxima Reunião – Tópicos a serem abordados: </text:h>
              <text:p text:style-name="P22"/>
              <text:list xml:id="list28373527" text:style-name="WW8Num3">
                <text:list-item>
                  <text:p text:style-name="P27">xxxxxxxxxxxxxxxxxxxxxxxxx.</text:p>
                </text:list-item>
                <text:list-item>
                  <text:p text:style-name="P27">xxxxxxxxxxxxxxxxxxxxxxxxx.</text:p>
                </text:list-item>
                <text:list-item>
                  <text:p text:style-name="P27">xxxxxxxxxxxxxxxxxxxxxxxxx.</text:p>
                </text:list-item>
              </text:list>
              <text:p text:style-name="P15"/>
              <text:p text:style-name="P17">Data: 99/99/9999</text:p>
              <text:p text:style-name="P17">Hora: 99:99 Hs</text:p>
              <text:p text:style-name="P16">Sala: 999</text:p>
              <text:p text:style-name="P23"/>
              <text:h text:style-name="P40" text:outline-level="2">Pendências: </text:h>
              <text:p text:style-name="P19"/>
              <text:p text:style-name="Corpo_20_de_20_texto_20_3"><draw:frame draw:style-name="fr1" draw:name="Quadro1" text:anchor-type="as-char" svg:width="5.6098in" draw:z-index="6"><draw:text-box fo:min-height="0.0161in"><table:table table:name="Tabela3" table:style-name="Tabela3"><table:table-column table:style-name="Tabela3.A"/><table:table-column table:style-name="Tabela3.B"/><table:table-column table:style-name="Tabela3.C"/><table:table-row table:style-name="Tabela3.1"><table:table-cell table:style-name="Tabela3.A1" office:value-type="string"><text:p text:style-name="P12">1</text:p></table:table-cell><table:table-cell table:style-name="Tabela3.A1" office:value-type="string"><text:p text:style-name="P20">STI</text:p></table:table-cell><table:table-cell table:style-name="Tabela3.A1" office:value-type="string"><text:p text:style-name="P18">Xxxxxxxxxxxxxxxxxxxxxxxxxxxx.</text:p></table:table-cell></table:table-row><table:table-row table:style-name="Tabela3.1"><table:table-cell table:style-name="Tabela3.A1" office:value-type="string"><text:p text:style-name="P12">2</text:p></table:table-cell><table:table-cell table:style-name="Tabela3.A1" office:value-type="string"><text:p text:style-name="P20">STI</text:p></table:table-cell><table:table-cell table:style-name="Tabela3.A1" office:value-type="string"><text:p text:style-name="P18">Xxxxxxxxxxxxxxxxxxxxxxxxxxxx.</text:p></table:table-cell></table:table-row><table:table-row table:style-name="Tabela3.1"><table:table-cell table:style-name="Tabela3.A1" office:value-type="string"><text:p text:style-name="P12">3</text:p></table:table-cell><table:table-cell table:style-name="Tabela3.A1" office:value-type="string"><text:p text:style-name="P20">SDI</text:p></table:table-cell><table:table-cell table:style-name="Tabela3.A1" office:value-type="string"><text:p text:style-name="P18">Xxxxxxxxxxxxxxxxxxxxxxxxxxxx.</text:p></table:table-cell></table:table-row><table:table-row table:style-name="Tabela3.1"><table:table-cell table:style-name="Tabela3.A1" office:value-type="string"><text:p text:style-name="P12">4</text:p></table:table-cell><table:table-cell table:style-name="Tabela3.A1" office:value-type="string"><text:p text:style-name="P20">SDI</text:p></table:table-cell><table:table-cell table:style-name="Tabela3.A1" office:value-type="string"><text:p text:style-name="P18">Xxxxxxxxxxxxxxxxxxxxxxxxxxxx.</text:p></table:table-cell></table:table-row></table:table></draw:text-box></draw:frame></text:p>
            </table:table-cell>
          </table:table-row>
        </table:table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pt" fo:country="BR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4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4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4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3" style:display-name="Corpo de texto 3" style:family="paragraph" style:parent-style-name="Standard">
      <style:paragraph-properties fo:margin-top="0in" fo:margin-bottom="0.0835in" style:text-autospace="none" style:punctuation-wrap="simple" style:vertical-align="baseline"/>
      <style:text-properties fo:font-size="8pt" fo:language="en" fo:country="US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style:font-name="Wingdings"/>
    </style:style>
    <style:style style:name="WW8Num3z1" style:family="text">
      <style:text-properties style:font-name="Courier New1" style:font-name-complex="Courier New1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1" style:font-name-complex="Courier New1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1" style:font-name-complex="Courier New1"/>
    </style:style>
    <style:style style:name="WW8Num9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1" style:font-name-complex="Courier New1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1" style:font-name-complex="Courier New1"/>
    </style:style>
    <style:style style:name="WW8Num14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1" style:font-name-complex="Courier New1"/>
    </style:style>
    <style:style style:name="WW8Num19z3" style:family="text">
      <style:text-properties style:font-name="Symbol"/>
    </style:style>
    <style:style style:name="WW8Num20z0" style:family="text">
      <style:text-properties style:font-name="Wingdings" fo:font-size="8pt" style:font-size-asian="8pt" style:font-size-complex="8pt"/>
    </style:style>
    <style:style style:name="WW8Num20z1" style:family="text">
      <style:text-properties fo:font-size="8pt" style:font-size-asian="8pt" style:font-size-complex="8pt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1" style:font-name-complex="Courier New1"/>
    </style:style>
    <style:style style:name="WW8Num22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0.7929in" fo:text-indent="-0.25in" fo:margin-left="0.7929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929in" fo:text-indent="-0.25in" fo:margin-left="1.2929in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7929in" fo:text-indent="-0.25in" fo:margin-left="1.7929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929in" fo:text-indent="-0.25in" fo:margin-left="2.2929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929in" fo:text-indent="-0.25in" fo:margin-left="2.7929in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.2929in" fo:text-indent="-0.25in" fo:margin-left="3.2929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929in" fo:text-indent="-0.25in" fo:margin-left="3.7929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929in" fo:text-indent="-0.25in" fo:margin-left="4.2929in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7929in" fo:text-indent="-0.25in" fo:margin-left="4.792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425in" fo:text-indent="-0.5in" fo:margin-left="1.04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346in" fo:text-indent="-0.5in" fo:margin-left="1.334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8772in" fo:text-indent="-0.75in" fo:margin-left="1.87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93in" fo:text-indent="-1in" fo:margin-left="2.41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118in" fo:text-indent="-1in" fo:margin-left="2.71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2543in" fo:text-indent="-1.25in" fo:margin-left="3.2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7965in" fo:text-indent="-1.5in" fo:margin-left="3.79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89in" fo:text-indent="-1.5in" fo:margin-left="4.0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6.5569in" fo:margin-left="-0.0063in" fo:margin-right="0.1417in" table:align="margins" style:writing-mode="lr-tb"/>
    </style:style>
    <style:style style:name="Tabela4.A" style:family="table-column">
      <style:table-column-properties style:column-width="3.2458in" style:rel-column-width="32441*"/>
    </style:style>
    <style:style style:name="Tabela4.B" style:family="table-column">
      <style:table-column-properties style:column-width="3.3111in" style:rel-column-width="33094*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5" style:family="table">
      <style:table-properties style:width="6.6181in" fo:margin-left="-0.075in" table:align="left" style:writing-mode="lr-tb"/>
    </style:style>
    <style:style style:name="Tabela5.A" style:family="table-column">
      <style:table-column-properties style:column-width="3.309in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5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3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4" style:family="paragraph">
      <style:paragraph-properties style:writing-mode="lr-tb"/>
    </style:style>
    <style:style style:name="MP5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6" style:family="paragraph" style:parent-style-name="Header">
      <style:text-properties fo:font-size="9pt" fo:language="zxx" fo:country="none" style:font-size-asian="9pt" style:language-asian="zxx" style:country-asian="none"/>
    </style:style>
    <style:style style:name="MP7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8" style:family="paragraph" style:parent-style-name="Header">
      <style:paragraph-properties>
        <style:tab-stops/>
      </style:paragraph-properties>
    </style:style>
    <style:style style:name="MT1" style:family="text">
      <style:text-properties fo:font-size="8pt" fo:language="zxx" fo:country="none" style:font-size-asian="8pt" style:language-asian="zxx" style:country-asian="none" style:font-size-complex="8pt"/>
    </style:style>
    <style:style style:name="MT2" style:family="text">
      <style:text-properties fo:font-size="9pt" fo:language="zxx" fo:country="none" style:font-size-asian="9pt" style:language-asian="zxx" style:country-asian="none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0634in" fo:margin-left="0in" fo:margin-right="0in" fo:margin-top="0.024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244in" fo:margin-left="0.7874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634in" fo:margin-left="0in" fo:margin-right="0in" fo:margin-top="0.0244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8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0634in" fo:margin-left="0in" fo:margin-right="0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/></text:p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/>
            </table:table-cell>
            <table:table-cell table:style-name="Tabela4.B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template-name text:display="name-and-extension"/></text:span><text:span text:style-name="MT1"><text:template-name text:display="name-and-extension"/></text:span><text:span text:style-name="MT1"><text:template-name text:display="name-and-extension"/></text:span><text:span text:style-name="MT1"><text:file-name text:display="path">I:\GrupoXX\</text:file-name></text:span><text:span text:style-name="MT1"><text:file-name text:display="name-and-extension">Template_Ata.odt</text:file-name></text:span><text:span text:style-name="Page_20_Number"><text:span text:style-name="MT2"><text:tab/></text:span></text:span><draw:custom-shape text:anchor-type="char" draw:z-index="4" draw:style-name="Mgr1" draw:text-style-name="MP4" svg:width="8.5835in" svg:height="0.024in" svg:x="-1in" svg:y="-0.0902in"><text:p/><draw:enhanced-geometry svg:viewBox="0 0 21600 21600" draw:type="rectangle" draw:enhanced-path="M 0 0 L 21600 0 21600 21600 0 21600 0 0 Z N"/></draw:custom-shape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</style:footer>
    </style:master-page>
    <style:master-page style:name="Converter_20_1" style:display-name="Converter 1" style:page-layout-name="Mpm2" style:next-style-name="Próxima_20_conversão_20_1">
      <style:footer>
        <text:p text:style-name="MP5"><text:span text:style-name="Page_20_Number"><text:span text:style-name="MT3"><text:s text:c="2"/></text:span></text:span><text:span text:style-name="Page_20_Number"><text:span text:style-name="MT4">SALIC II - Menu Cadastramento <text:tab/>mds - dcu – 007<text:tab/>Página </text:span>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  <text:p text:style-name="Footer"/>
      </style:footer>
    </style:master-page>
    <style:master-page style:name="Próxima_20_conversão_20_1" style:display-name="Próxima conversão 1" style:page-layout-name="Mpm3">
      <style:header>
        <text:p text:style-name="MP6"><draw:custom-shape text:anchor-type="char" draw:z-index="1" draw:style-name="Mgr1" draw:text-style-name="MP4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7"><draw:custom-shape text:anchor-type="char" draw:z-index="2" draw:style-name="Mgr1" draw:text-style-name="MP4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8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1"><text:span text:style-name="MT4"><text:s/></text:span><draw:frame draw:style-name="Mfr1" draw:name="figura3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2"><draw:frame draw:style-name="Mfr1" draw:name="figura4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7"><draw:custom-shape text:anchor-type="char" draw:z-index="0" draw:style-name="Mgr1" draw:text-style-name="MP4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8"/>
      </style:header>
      <style:footer>
        <text:p text:style-name="MP3"><draw:custom-shape text:anchor-type="char" draw:z-index="5" draw:style-name="Mgr1" draw:text-style-name="MP4" svg:width="8.5835in" svg:height="0.024in" svg:x="-1in" svg:y="-0.0902in"><text:p/><draw:enhanced-geometry svg:viewBox="0 0 21600 21600" draw:type="rectangle" draw:enhanced-path="M 0 0 L 21600 0 21600 21600 0 21600 0 0 Z N"/></draw:custom-shape><text:span text:style-name="MT1">Nome ou Sigla do Sistema</text:span><text:span text:style-name="Page_20_Number"><text:span text:style-name="MT4"> - Ata de Reunião</text:span></text:span><text:span text:style-name="Page_20_Number"><text:span text:style-name="MT3"><text:tab/></text:span></text:span><text:span text:style-name="Page_20_Number"><text:span text:style-name="MT4">mds - ata - abc - a</text:span></text:span><text:span text:style-name="Page_20_Number"><text:span text:style-name="MT3"><text:tab/></text:span></text:span><text:span text:style-name="Page_20_Number"><text:span text:style-name="MT4">Página </text:span></text:span><text:span text:style-name="Page_20_Number"><text:span text:style-name="MT4"><text:page-number text:select-page="current">2</text:page-number></text:span></text:span><text:span text:style-name="Page_20_Number"><text:span text:style-name="MT4"> de </text:span></text:span><text:span text:style-name="Page_20_Number"><text:span text:style-name="MT4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4T10:50:02.90</meta:creation-date>
    <meta:editing-cycles>10</meta:editing-cycles>
    <meta:editing-duration>PT00H18M50S</meta:editing-duration>
    <meta:generator>BrOffice.org/3.0$Win32 OpenOffice.org_project/300m9$Build-9358</meta:generator>
    <dc:date>2010-02-26T08:27:08.98</dc:date>
    <meta:document-statistic meta:table-count="5" meta:image-count="2" meta:object-count="0" meta:page-count="2" meta:paragraph-count="69" meta:word-count="156" meta:character-count="1265"/>
    <dc:creator>Lena Lúcia de Moraes</dc:creator>
  </office:meta>
</office:document-meta>
</file>